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566" officeooo:paragraph-rsid="00160566"/>
    </style:style>
    <style:style style:name="P2" style:family="paragraph" style:parent-style-name="Standard" style:list-style-name="L2">
      <style:text-properties officeooo:rsid="00160566" officeooo:paragraph-rsid="00160566"/>
    </style:style>
    <style:style style:name="P3" style:family="paragraph" style:parent-style-name="Standard">
      <style:text-properties officeooo:paragraph-rsid="00160566"/>
    </style:style>
    <style:style style:name="P4" style:family="paragraph" style:parent-style-name="Standard" style:list-style-name="L2">
      <style:text-properties officeooo:paragraph-rsid="00160566"/>
    </style:style>
    <style:style style:name="T1" style:family="text">
      <style:text-properties officeooo:rsid="00160566"/>
    </style:style>
    <style:style style:name="T2" style:family="text">
      <style:text-properties officeooo:rsid="00175e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als:</text:p>
      <text:p text:style-name="P3"/>
      <text:list xml:id="list5691899643968660986" text:style-name="L2">
        <text:list-item>
          <text:p text:style-name="P4"><text:span text:style-name="T1">Scale of variables and its effect:</text:span></text:p>
          <text:list>
            <text:list-item>
              <text:p text:style-name="P2">Create a dataset in which each object has 2 or more variables</text:p>
            </text:list-item>
            <text:list-item>
              <text:p text:style-name="P2">Make three observations relatively close to each other – two objects close on all variables and the third one not so close on one of the variables</text:p>
            </text:list-item>
            <text:list-item>
              <text:p text:style-name="P2">Change the scale of the variables to see how the distance between the two objects varies for one of the object</text:p>
            </text:list-item>
            <text:list-item>
              <text:p text:style-name="P2">Calculate the difference of the distances <text:span text:style-name="T2">and plot a chart of different scale values vs difference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3:09:19.346265176</meta:creation-date>
    <dc:date>2015-04-14T00:27:37.214560933</dc:date>
    <meta:editing-duration>PT1H17M33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87" meta:character-count="461" meta:non-whitespace-character-count="384"/>
  </office:meta>
</office:document-meta>
</file>